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b328f" officeooo:paragraph-rsid="001b3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PA09 JRNL</text:p>
      <text:p text:style-name="P1">11/13/15</text:p>
      <text:p text:style-name="P1">CS302</text:p>
      <text:p text:style-name="P1"/>
      <text:p text:style-name="P1"><text:tab/>The thing that worked well in the assignment was the straight forward logic that is needed to solve it. </text:p>
      <text:p text:style-name="P1"><text:tab/>The thing that didn't work well was trying to figure out the bottommost right node to insert. There were a lot of edges that needed to be accounted for in the algorithm.</text:p>
      <text:p text:style-name="P1"><text:tab/>I needed help trying to make an algorithm because I was able to have it logically worked out but I couldn't really seem to find how to write it.</text:p>
      <text:p text:style-name="P1"><text:tab/>I learned that you are able to create a priority queue out of a he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20:58:35.758501324</meta:creation-date>
    <dc:date>2015-11-12T21:06:56.779135765</dc:date>
    <meta:editing-duration>P0D</meta:editing-duration>
    <meta:editing-cycles>1</meta:editing-cycles>
    <meta:document-statistic meta:table-count="0" meta:image-count="0" meta:object-count="0" meta:page-count="1" meta:paragraph-count="8" meta:word-count="101" meta:character-count="526" meta:non-whitespace-character-count="428"/>
    <meta:generator>LibreOffice/4.2.7.2$Linux_X86_64 LibreOffice_project/420m0$Build-2</meta:generator>
  </office:meta>
</office:document-meta>
</file>